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101.11pt"/>
    </style:style>
    <style:style style:name="co10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lbums rated 4 or abo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Album Name</text:p>
          </table:table-cell>
          <table:table-cell table:style-name="ce1" office:value-type="string" calcext:value-type="string">
            <text:p>Rating (1-5)</text:p>
          </table:table-cell>
          <table:table-cell table:style-name="ce1" office:value-type="string" calcext:value-type="string">
            <text:p>Artist Name</text:p>
          </table:table-cell>
          <table:table-cell table:style-name="ce1" office:value-type="string" calcext:value-type="string">
            <text:p>Artist Birth Year</text:p>
          </table:table-cell>
          <table:table-cell table:style-name="ce1" office:value-type="string" calcext:value-type="string">
            <text:p>Album Release Year</text:p>
          </table:table-cell>
        </table:table-row>
        <table:table-row table:style-name="ro1">
          <table:table-cell office:value-type="string" calcext:value-type="string">
            <text:p>At What C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dlink</text:p>
          </table:table-cell>
          <table:table-cell office:value-type="string" calcext:value-type="string">
            <text:p>199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ilvia De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aiah Rashad</text:p>
          </table:table-cell>
          <table:table-cell office:value-type="string" calcext:value-type="string">
            <text:p>199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od Comple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dlink</text:p>
          </table:table-cell>
          <table:table-cell office:value-type="string" calcext:value-type="string">
            <text:p>19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ealing Compo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k Jenkins</text:p>
          </table:table-cell>
          <table:table-cell office:value-type="string" calcext:value-type="string">
            <text:p>194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lling Pap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z Khalifa</text:p>
          </table:table-cell>
          <table:table-cell office:value-type="string" calcext:value-type="string">
            <text:p>198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tar Pow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z Khalifa</text:p>
          </table:table-cell>
          <table:table-cell office:value-type="string" calcext:value-type="string">
            <text:p>198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Summertime 06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nce Staples</text:p>
          </table:table-cell>
          <table:table-cell office:value-type="string" calcext:value-type="string">
            <text:p>19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ake C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198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The Sun's Ti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aiah Rashad</text:p>
          </table:table-cell>
          <table:table-cell office:value-type="string" calcext:value-type="string">
            <text:p>199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he Wat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k Jenkins</text:p>
          </table:table-cell>
          <table:table-cell office:value-type="string" calcext:value-type="string">
            <text:p>19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i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1986</text:p>
          </table:table-cell>
          <table:table-cell office:value-type="float" office:value="2016" calcext:value-type="float">
            <text:p>2016</text:p>
          </table:table-cell>
        </table:table-row>
      </table:table>
      <table:table table:name="Albums That Start With T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Album Name</text:p>
          </table:table-cell>
          <table:table-cell table:style-name="ce1" office:value-type="string" calcext:value-type="string">
            <text:p>Rating (1-5)</text:p>
          </table:table-cell>
          <table:table-cell table:style-name="ce1" office:value-type="string" calcext:value-type="string">
            <text:p>Artist Name</text:p>
          </table:table-cell>
          <table:table-cell table:style-name="ce1" office:value-type="string" calcext:value-type="string">
            <text:p>Artist Birth Year</text:p>
          </table:table-cell>
          <table:table-cell table:style-name="ce1" office:value-type="string" calcext:value-type="string">
            <text:p>Album Release Year</text:p>
          </table:table-cell>
        </table:table-row>
        <table:table-row table:style-name="ro1">
          <table:table-cell office:value-type="string" calcext:value-type="string">
            <text:p>Take C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198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The Sun's Ti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aiah Rashad</text:p>
          </table:table-cell>
          <table:table-cell office:value-type="string" calcext:value-type="string">
            <text:p>199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he Wat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k Jenkins</text:p>
          </table:table-cell>
          <table:table-cell office:value-type="string" calcext:value-type="string">
            <text:p>1942</text:p>
          </table:table-cell>
          <table:table-cell office:value-type="float" office:value="2014" calcext:value-type="float">
            <text:p>2014</text:p>
          </table:table-cell>
        </table:table-row>
      </table:table>
      <table:table table:name="Albums in the 90s" table:style-name="ta1">
        <table:table-column table:style-name="co1" table:default-cell-style-name="ce1"/>
        <table:table-row table:style-name="ro1">
          <table:table-cell office:value-type="string" calcext:value-type="string">
            <text:p>null</text:p>
          </table:table-cell>
        </table:table-row>
      </table:table>
      <table:table table:name="Album by artist before 1960" table:style-name="ta1">
        <table:table-column table:style-name="co1" table:default-cell-style-name="ce1"/>
        <table:table-row table:style-name="ro1">
          <table:table-cell office:value-type="string" calcext:value-type="string">
            <text:p>null</text:p>
          </table:table-cell>
        </table:table-row>
      </table:table>
      <table:table table:name="released before 2000, rated higher than 3.5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null</text:p>
          </table:table-cell>
          <table:table-cell table:number-columns-repeated="7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7"/>
          <table:table-cell table:style-name="ce3"/>
        </table:table-row>
      </table:table>
      <table:table table:name="album rated 5, artist born before 1960" table:style-name="ta1">
        <table:table-column table:style-name="co1" table:default-cell-style-name="ce1"/>
        <table:table-row table:style-name="ro1">
          <table:table-cell office:value-type="string" calcext:value-type="string">
            <text:p>null</text:p>
          </table:table-cell>
        </table:table-row>
      </table:table>
      <table:table table:name="albums between 2010-2014 with 4 star ratings" table:style-name="ta1"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 calcext:value-type="string">
            <text:p>Album Name</text:p>
          </table:table-cell>
          <table:table-cell table:style-name="ce1" office:value-type="string" calcext:value-type="string">
            <text:p>Rating (1-5)</text:p>
          </table:table-cell>
          <table:table-cell table:style-name="ce1" office:value-type="string" calcext:value-type="string">
            <text:p>Artist Name</text:p>
          </table:table-cell>
          <table:table-cell table:style-name="ce1" office:value-type="string" calcext:value-type="string">
            <text:p>Artist Birth Year</text:p>
          </table:table-cell>
          <table:table-cell table:style-name="ce1" office:value-type="string" calcext:value-type="string">
            <text:p>Album Release Year</text:p>
          </table:table-cell>
        </table:table-row>
        <table:table-row table:style-name="ro1">
          <table:table-cell office:value-type="string" calcext:value-type="string">
            <text:p>God Comple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dlink</text:p>
          </table:table-cell>
          <table:table-cell office:value-type="string" calcext:value-type="string">
            <text:p>19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olling Pap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z Khalifa</text:p>
          </table:table-cell>
          <table:table-cell office:value-type="string" calcext:value-type="string">
            <text:p>1987</text:p>
          </table:table-cell>
          <table:table-cell office:value-type="float" office:value="2011" calcext:value-type="float">
            <text:p>2011</text:p>
          </table:table-cell>
        </table:table-row>
      </table:table>
      <table:named-expressions/>
      <table:database-ranges>
        <table:database-range table:name="Import1" table:target-range-address="'Albums rated 4 or above'.A1:'Albums rated 4 or above'.E12">
          <table:database-source-sql table:sql-statement="SELECT &quot;album&quot;.&quot;name&quot; AS &quot;Album Name&quot;, &quot;album&quot;.&quot;rating&quot; AS &quot;Rating (1-5)&quot;, &quot;artist&quot;.&quot;name&quot; AS &quot;Artist Name&quot;, &quot;artist&quot;.&quot;birthYear&quot; AS &quot;Artist Birth Year&quot;, &quot;album&quot;.&quot;releaseYear&quot; AS &quot;Album Release Year&quot; FROM &quot;album&quot;, &quot;artist&quot; WHERE &quot;album&quot;.&quot;artistID&quot; = &quot;artist&quot;.&quot;artistID&quot; AND &quot;album&quot;.&quot;rating&quot; &gt;= 4" table:parse-sql-statement="true"/>
        </table:database-range>
        <table:database-range table:name="Import2" table:target-range-address="'Albums That Start With T'.A1:'Albums That Start With T'.E4">
          <table:database-source-sql table:sql-statement="SELECT &quot;album&quot;.&quot;name&quot; AS &quot;Album Name&quot;, &quot;album&quot;.&quot;rating&quot; AS &quot;Rating (1-5)&quot;, &quot;artist&quot;.&quot;name&quot; AS &quot;Artist Name&quot;, &quot;artist&quot;.&quot;birthYear&quot; AS &quot;Artist Birth Year&quot;, &quot;album&quot;.&quot;releaseYear&quot; AS &quot;Album Release Year&quot; FROM &quot;album&quot;, &quot;artist&quot; WHERE &quot;album&quot;.&quot;artistID&quot; = &quot;artist&quot;.&quot;artistID&quot; AND &quot;album&quot;.&quot;name&quot; LIKE 'T%'" table:parse-sql-statement="true"/>
        </table:database-range>
        <table:database-range table:name="Import3" table:target-range-address="'Albums in the 90s'.A1:'Albums in the 90s'.E13">
          <table:database-source-sql table:sql-statement="SELECT &quot;album&quot;.&quot;name&quot; AS &quot;Album Name&quot;, &quot;album&quot;.&quot;rating&quot; AS &quot;Rating (1-5)&quot;, &quot;artist&quot;.&quot;name&quot; AS &quot;Artist Name&quot;, &quot;artist&quot;.&quot;birthYear&quot; AS &quot;Artist Birth Year&quot;, &quot;album&quot;.&quot;releaseYear&quot; AS &quot;Album Release Year&quot; FROM &quot;album&quot;, &quot;artist&quot; WHERE &quot;album&quot;.&quot;artistID&quot; = &quot;artist&quot;.&quot;artistID&quot; AND &quot;album&quot;.&quot;releaseYear&quot; &gt;= 1990" table:parse-sql-statement="true"/>
        </table:database-range>
        <table:database-range table:name="Import4" table:target-range-address="'albums between 2010-2014 with 4 star ratings'.A1:'albums between 2010-2014 with 4 star ratings'.E3">
          <table:database-source-sql table:sql-statement="SELECT &quot;album&quot;.&quot;name&quot; AS &quot;Album Name&quot;, &quot;album&quot;.&quot;rating&quot; AS &quot;Rating (1-5)&quot;, &quot;artist&quot;.&quot;name&quot; AS &quot;Artist Name&quot;, &quot;artist&quot;.&quot;birthYear&quot; AS &quot;Artist Birth Year&quot;, &quot;album&quot;.&quot;releaseYear&quot; AS &quot;Album Release Year&quot; FROM &quot;album&quot;, &quot;artist&quot; WHERE &quot;album&quot;.&quot;artistID&quot; = &quot;artist&quot;.&quot;artistID&quot; AND &quot;album&quot;.&quot;rating&quot; = 4 AND &quot;album&quot;.&quot;releaseYear&quot; &gt;= 2010 AND &quot;album&quot;.&quot;releaseYear&quot; &lt;= 2014" table:parse-sql-statement="true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2:17:35.754000000</meta:creation-date>
    <dc:date>2018-05-15T02:51:10.141000000</dc:date>
    <meta:editing-duration>PT2M21S</meta:editing-duration>
    <meta:editing-cycles>1</meta:editing-cycles>
    <meta:document-statistic meta:table-count="7" meta:cell-count="99" meta:object-count="0"/>
    <meta:generator>LibreOffice/6.0.4.2$Windows_X86_64 LibreOffice_project/9b0d9b32d5dcda91d2f1a96dc04c645c450872bf</meta:generator>
  </office:meta>
</office:document-meta>
</file>